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VR Proj Sources</text:span></text:p>
      <text:p text:style-name="P1"><text:a xlink:href="https://www.assetstore.unity3d.com/en/#!/content/2088"><text:span text:style-name="T2">https://www.assetstore.unity3d.com/en/#!/content/2088</text:span></text:a><text:span text:style-name="T3"/></text:p>
      <text:p text:style-name="P1"><text:a xlink:href="https://github.com/JuppOtto/Google-Cardboard/"><text:span text:style-name="T4">https://github.com/JuppOtto/Google-Cardboard/</text:span></text:a><text:span text:style-name="T5"/></text:p>
      <text:p text:style-name="P1"><text:a xlink:href="https://www.assetstore.unity3d.com/en/#!/content/25255"><text:span text:style-name="T6">https://www.assetstore.unity3d.com/en/#!/content/25255</text:span></text:a><text:span text:style-name="T7"/></text:p>
      <text:p text:style-name="P1"><text:a xlink:href="https://www.assetstore.unity3d.com/en/#!/content/6411"><text:span text:style-name="T8">https://www.assetstore.unity3d.com/en/#!/content/6411</text:span></text:a><text:span text:style-name="T9"/></text:p>
      <text:p text:style-name="P1"><text:a xlink:href="https://www.assetstore.unity3d.com/en/#!/content/44185"><text:span text:style-name="T10">https://www.assetstore.unity3d.com/en/#!/content/44185</text:span></text:a><text:span text:style-name="T11"/></text:p>
      <text:p text:style-name="P1"><text:a xlink:href="http://www.memecenter.com/fun/4261085/was-watching-the-maze-runner-when-i-suddenly-realised"><text:span text:style-name="T12">http://www.memecenter.com/fun/4261085/was-watching-the-maze-runner-when-i-suddenly-realised</text:span></text:a><text:span text:style-name="T13"/></text:p>
      <text:p text:style-name="P1"><text:a xlink:href="https://c1.staticflickr.com/3/2507/4061959450_ddb0aaab38.jpg"><text:span text:style-name="T14">https://c1.staticflickr.com/3/2507/4061959450_ddb0aaab38.jpg</text:span></text:a><text:span text:style-name="T15"/></text:p>
      <text:p text:style-name="P1"><text:a xlink:href="http://screencrush.com/442/files/2015/10/star-wars-posters-pic.jpg?w=1600&amp;cdnnode=1"><text:span text:style-name="T16">http://screencrush.com/442/files/2015/10/star-wars-posters-pic.jpg?w=1600&amp;cdnnode=1</text:span></text:a><text:span text:style-name="T17"/></text:p>
      <text:p text:style-name="P1"><text:a xlink:href="https://s-media-cache-ak0.pinimg.com/736x/23/28/5d/23285d1d6022cc91ea58719c62ee650c.jpg"><text:span text:style-name="T18">https://s-media-cache-ak0.pinimg.com/736x/23/28/5d/23285d1d6022cc91ea58719c62ee650c.jpg</text:span></text:a><text:span text:style-name="T19"/></text:p>
      <text:p text:style-name="P1"><text:a xlink:href="http://screenrant.com/wp-content/uploads/Darth-Vader-voiced-by-Arnold-Schwarzenegger.jpg"><text:span text:style-name="T20">http://screenrant.com/wp-content/uploads/Darth-Vader-voiced-by-Arnold-Schwarzenegger.jpg</text:span></text:a><text:span text:style-name="T21"/></text:p>
      <text:p text:style-name="P1"><text:a xlink:href="http://cdn.funzypics.com//Thumbnails/3/19340-Keep-Calm-And-Use-The-Force---Luke.jpg"><text:span text:style-name="T22">http://cdn.funzypics.com//Thumbnails/3/19340-Keep-Calm-And-Use-The-Force---Luke.jpg</text:span></text:a><text:span text:style-name="T23"/></text:p>
      <text:p text:style-name="P1"><text:a xlink:href="http://weknowmemes.com/wp-content/uploads/2013/10/jaden-smith-tweets-15.jpg"><text:span text:style-name="T24">http://weknowmemes.com/wp-content/uploads/2013/10/jaden-smith-tweets-15.jpg</text:span></text:a><text:span text:style-name="T25"/></text:p>
      <text:p text:style-name="P1"><text:a xlink:href="http://memesvault.com/wp-content/uploads/Lol-Meme-01.jpg"><text:span text:style-name="T26">http://memesvault.com/wp-content/uploads/Lol-Meme-01.jpg</text:span></text:a><text:span text:style-name="T27"/></text:p>
      <text:p text:style-name="P1"><text:a xlink:href="http://hacktext.com/seo201/lib/imgs/darth-vader-force-choke.jpg"><text:span text:style-name="T28">http://hacktext.com/seo201/lib/imgs/darth-vader-force-choke.jpg</text:span></text:a><text:span text:style-name="T29"/></text:p>
      <text:p text:style-name="P1"><text:a xlink:href="https://www.assetstore.unity3d.com/en/#!/content/33469"><text:span text:style-name="T30">https://www.assetstore.unity3d.com/en/#!/content/33469</text:span></text:a><text:span text:style-name="T31"/></text:p>
      <text:p text:style-name="P1"><text:a xlink:href="http://9gag.com/gag/aQ8eD52"><text:span text:style-name="T32">http://9gag.com/gag/aQ8eD52</text:span></text:a><text:span text:style-name="T33"/></text:p>
      <text:p text:style-name="P1"><text:a xlink:href="http://9gag.com/gag/arK56oB"><text:span text:style-name="T34">http://9gag.com/gag/arK56oB</text:span></text:a><text:span text:style-name="T35"/></text:p>
      <text:p text:style-name="P1"><text:a xlink:href="http://9gag.com/gag/a2m4wXw"><text:span text:style-name="T36">http://9gag.com/gag/a2m4wXw</text:span></text:a><text:span text:style-name="T37"/></text:p>
      <text:p text:style-name="P1"><text:a xlink:href="http://9gag.com/gag/avP7xrE"><text:span text:style-name="T38">http://9gag.com/gag/avP7xrE</text:span></text:a><text:span text:style-name="T39"/></text:p>
      <text:p text:style-name="P1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